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table-cell" style:name="odfdo_auto_1">
      <style:table-cell-properties fo:background-color="#000080" fo:border="none"/>
    </style:style>
    <style:style style:family="table-cell" style:name="odfdo_auto_2">
      <style:table-cell-properties fo:background-color="#0000B6" fo:border="none"/>
    </style:style>
    <style:style style:family="table-cell" style:name="odfdo_auto_3">
      <style:table-cell-properties fo:background-color="#0000F2" fo:border="none"/>
    </style:style>
    <style:style style:family="table-cell" style:name="odfdo_auto_4">
      <style:table-cell-properties fo:background-color="#0018FF" fo:border="none"/>
    </style:style>
    <style:style style:family="table-cell" style:name="odfdo_auto_5">
      <style:table-cell-properties fo:background-color="#004CFF" fo:border="none"/>
    </style:style>
    <style:style style:family="table-cell" style:name="odfdo_auto_6">
      <style:table-cell-properties fo:background-color="#0081FF" fo:border="none"/>
    </style:style>
    <style:style style:family="table-cell" style:name="odfdo_auto_7">
      <style:table-cell-properties fo:background-color="#00B1FF" fo:border="none"/>
    </style:style>
    <style:style style:family="table-cell" style:name="odfdo_auto_8">
      <style:table-cell-properties fo:background-color="#00E5F8" fo:border="none"/>
    </style:style>
    <style:style style:family="table-cell" style:name="odfdo_auto_9">
      <style:table-cell-properties fo:background-color="#29FFCE" fo:border="none"/>
    </style:style>
    <style:style style:family="table-cell" style:name="odfdo_auto_10">
      <style:table-cell-properties fo:background-color="#53FFA4" fo:border="none"/>
    </style:style>
    <style:style style:family="table-cell" style:name="odfdo_auto_11">
      <style:table-cell-properties fo:background-color="#7DFF7A" fo:border="none"/>
    </style:style>
    <style:style style:family="table-cell" style:name="odfdo_auto_12">
      <style:table-cell-properties fo:background-color="#A4FF53" fo:border="none"/>
    </style:style>
    <style:style style:family="table-cell" style:name="odfdo_auto_13">
      <style:table-cell-properties fo:background-color="#CEFF29" fo:border="none"/>
    </style:style>
    <style:style style:family="table-cell" style:name="odfdo_auto_14">
      <style:table-cell-properties fo:background-color="#F8F500" fo:border="none"/>
    </style:style>
    <style:style style:family="table-cell" style:name="odfdo_auto_15">
      <style:table-cell-properties fo:background-color="#FFC500" fo:border="none"/>
    </style:style>
    <style:style style:family="table-cell" style:name="odfdo_auto_16">
      <style:table-cell-properties fo:background-color="#FF9400" fo:border="none"/>
    </style:style>
    <style:style style:family="table-cell" style:name="odfdo_auto_17">
      <style:table-cell-properties fo:background-color="#FF6800" fo:border="none"/>
    </style:style>
    <style:style style:family="table-cell" style:name="odfdo_auto_18">
      <style:table-cell-properties fo:background-color="#FF3700" fo:border="none"/>
    </style:style>
    <style:style style:family="table-cell" style:name="odfdo_auto_19">
      <style:table-cell-properties fo:background-color="#F20700" fo:border="none"/>
    </style:style>
    <style:style style:family="table-cell" style:name="odfdo_auto_20">
      <style:table-cell-properties fo:background-color="#B60000" fo:border="none"/>
    </style:style>
    <style:style style:family="table-cell" style:name="odfdo_auto_21">
      <style:table-cell-properties fo:background-color="#FFFFFF" fo:border="none"/>
    </style:style>
    <style:style style:family="table-cell" style:name="odfdo_auto_22">
      <style:table-cell-properties fo:background-color="#280592" fo:border="none"/>
    </style:style>
    <style:style style:family="table-cell" style:name="odfdo_auto_23">
      <style:table-cell-properties fo:background-color="#3D039C" fo:border="none"/>
    </style:style>
    <style:style style:family="table-cell" style:name="odfdo_auto_24">
      <style:table-cell-properties fo:background-color="#5002A2" fo:border="none"/>
    </style:style>
    <style:style style:family="table-cell" style:name="odfdo_auto_25">
      <style:table-cell-properties fo:background-color="#6300A7" fo:border="none"/>
    </style:style>
    <style:style style:family="table-cell" style:name="odfdo_auto_26">
      <style:table-cell-properties fo:background-color="#7500A9" fo:border="none"/>
    </style:style>
    <style:style style:family="table-cell" style:name="odfdo_auto_27">
      <style:table-cell-properties fo:background-color="#8606A7" fo:border="none"/>
    </style:style>
    <style:style style:family="table-cell" style:name="odfdo_auto_28">
      <style:table-cell-properties fo:background-color="#9612A1" fo:border="none"/>
    </style:style>
    <style:style style:family="table-cell" style:name="odfdo_auto_29">
      <style:table-cell-properties fo:background-color="#A62098" fo:border="none"/>
    </style:style>
    <style:style style:family="table-cell" style:name="odfdo_auto_30">
      <style:table-cell-properties fo:background-color="#B32C8E" fo:border="none"/>
    </style:style>
    <style:style style:family="table-cell" style:name="odfdo_auto_31">
      <style:table-cell-properties fo:background-color="#C03A83" fo:border="none"/>
    </style:style>
    <style:style style:family="table-cell" style:name="odfdo_auto_32">
      <style:table-cell-properties fo:background-color="#CC4778" fo:border="none"/>
    </style:style>
    <style:style style:family="table-cell" style:name="odfdo_auto_33">
      <style:table-cell-properties fo:background-color="#D6546E" fo:border="none"/>
    </style:style>
    <style:style style:family="table-cell" style:name="odfdo_auto_34">
      <style:table-cell-properties fo:background-color="#E06263" fo:border="none"/>
    </style:style>
    <style:style style:family="table-cell" style:name="odfdo_auto_35">
      <style:table-cell-properties fo:background-color="#E86F5A" fo:border="none"/>
    </style:style>
    <style:style style:family="table-cell" style:name="odfdo_auto_36">
      <style:table-cell-properties fo:border="none"/>
      <style:text-properties fo:color="#FF0000"/>
    </style:style>
  </office:automatic-styles>
  <office:body>
    <office:spreadsheet>
      <table:table table:name="==">
        <table:table-column table:number-columns-repeated="21"/>
        <table:table-row>
          <table:table-cell office:value-type="string" calcext:value-type="string" office:string-value="==">
            <text:p>==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</table:table>
      <table:table table:name="!=">
        <table:table-column table:number-columns-repeated="21"/>
        <table:table-row>
          <table:table-cell office:value-type="string" calcext:value-type="string" office:string-value="!=">
            <text:p>!=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</table:table>
      <table:table table:name="&lt;">
        <table:table-column table:number-columns-repeated="21"/>
        <table:table-row>
          <table:table-cell office:value-type="string" calcext:value-type="string" office:string-value="&lt;">
            <text:p>&lt;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</table:table>
      <table:table table:name="&gt;">
        <table:table-column table:number-columns-repeated="21"/>
        <table:table-row>
          <table:table-cell office:value-type="string" calcext:value-type="string" office:string-value="&gt;">
            <text:p>&gt;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</table:table>
      <table:table table:name="&lt;=">
        <table:table-column table:number-columns-repeated="21"/>
        <table:table-row>
          <table:table-cell office:value-type="string" calcext:value-type="string" office:string-value="&lt;=">
            <text:p>&lt;=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</table:table>
      <table:table table:name="&gt;=">
        <table:table-column table:number-columns-repeated="21"/>
        <table:table-row>
          <table:table-cell office:value-type="string" calcext:value-type="string" office:string-value="&gt;=">
            <text:p>&gt;=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</table:table>
      <table:table table:name="+">
        <table:table-column table:number-columns-repeated="21"/>
        <table:table-row>
          <table:table-cell office:value-type="string" calcext:value-type="string" office:string-value="+">
            <text:p>+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zmod_flint" table:style-name="odfdo_auto_28">
            <text:p>Polynomial_zmod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zmod_flint" table:style-name="odfdo_auto_28">
            <text:p>Polynomial_zmod_flint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generic_dense" table:style-name="odfdo_auto_31">
            <text:p>Polynomial_generic_dense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generic_dense" table:style-name="odfdo_auto_31">
            <text:p>Polynomial_generic_dense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</table:table>
      <table:table table:name="-">
        <table:table-column table:number-columns-repeated="21"/>
        <table:table-row>
          <table:table-cell office:value-type="string" calcext:value-type="string" office:string-value="-">
            <text:p>-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zmod_flint" table:style-name="odfdo_auto_28">
            <text:p>Polynomial_zmod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zmod_flint" table:style-name="odfdo_auto_28">
            <text:p>Polynomial_zmod_flint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generic_dense" table:style-name="odfdo_auto_31">
            <text:p>Polynomial_generic_dense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generic_dense" table:style-name="odfdo_auto_31">
            <text:p>Polynomial_generic_dense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</table:table>
      <table:table table:name="mul">
        <table:table-column table:number-columns-repeated="21"/>
        <table:table-row>
          <table:table-cell office:value-type="string" calcext:value-type="string" office:string-value="*">
            <text:p>*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untimeError" table:style-name="odfdo_auto_36">
            <text:p>Runtim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untimeError" table:style-name="odfdo_auto_36">
            <text:p>Runtim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zmod_flint" table:style-name="odfdo_auto_28">
            <text:p>Polynomial_zmod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RuntimeError" table:style-name="odfdo_auto_36">
            <text:p>RuntimeError</text:p>
          </table:table-cell>
          <table:table-cell office:value-type="string" calcext:value-type="string" office:string-value="RuntimeError" table:style-name="odfdo_auto_36">
            <text:p>RuntimeError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zmod_flint" table:style-name="odfdo_auto_28">
            <text:p>Polynomial_zmod_flint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generic_dense" table:style-name="odfdo_auto_31">
            <text:p>Polynomial_generic_dense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generic_dense" table:style-name="odfdo_auto_31">
            <text:p>Polynomial_generic_dense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</table:table>
      <table:table table:name="truediv">
        <table:table-column table:number-columns-repeated="21"/>
        <table:table-row>
          <table:table-cell office:value-type="string" calcext:value-type="string" office:string-value="/">
            <text:p>/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FractionFieldElement" table:style-name="odfdo_auto_33">
            <text:p>FractionFieldEleme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FractionFieldElement" table:style-name="odfdo_auto_33">
            <text:p>FractionFieldEleme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FractionFieldElement" table:style-name="odfdo_auto_33">
            <text:p>FractionFieldEleme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FractionFieldElement" table:style-name="odfdo_auto_33">
            <text:p>FractionFieldEleme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pTElement" table:style-name="odfdo_auto_34">
            <text:p>FpTEleme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FractionFieldElement_1poly_field" table:style-name="odfdo_auto_35">
            <text:p>FractionFieldElement_1poly_field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Polynomial_zmod_flint" table:style-name="odfdo_auto_28">
            <text:p>Polynomial_zmod_flint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FractionFieldElement" table:style-name="odfdo_auto_33">
            <text:p>FractionFieldElement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untimeError" table:style-name="odfdo_auto_36">
            <text:p>Runtim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FractionFieldElement" table:style-name="odfdo_auto_33">
            <text:p>FractionFieldEleme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FractionFieldElement_1poly_field" table:style-name="odfdo_auto_35">
            <text:p>FractionFieldElement_1poly_field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FractionFieldElement_1poly_field" table:style-name="odfdo_auto_35">
            <text:p>FractionFieldElement_1poly_field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</table:table>
      <table:table table:name="floordiv">
        <table:table-column table:number-columns-repeated="21"/>
        <table:table-row>
          <table:table-cell office:value-type="string" calcext:value-type="string" office:string-value="//">
            <text:p>//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zmod_flint" table:style-name="odfdo_auto_28">
            <text:p>Polynomial_zmod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generic_dense" table:style-name="odfdo_auto_31">
            <text:p>Polynomial_generic_dense</text:p>
          </table:table-cell>
          <table:table-cell office:value-type="string" calcext:value-type="string" office:string-value="NumberFieldElement_quadratic_sqrt" table:style-name="odfdo_auto_30">
            <text:p>NumberFieldElement_quadratic_sqr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</table:table>
      <table:table table:name="mod">
        <table:table-column table:number-columns-repeated="21"/>
        <table:table-row>
          <table:table-cell office:value-type="string" calcext:value-type="string" office:string-value="mod">
            <text:p>mod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q" table:style-name="odfdo_auto_26">
            <text:p>mpq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ArithmeticError" table:style-name="odfdo_auto_36">
            <text:p>Arithmetic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rithmeticError" table:style-name="odfdo_auto_36">
            <text:p>Arithmetic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rithmeticError" table:style-name="odfdo_auto_36">
            <text:p>ArithmeticError</text:p>
          </table:table-cell>
          <table:table-cell office:value-type="string" calcext:value-type="string" office:string-value="ArithmeticError" table:style-name="odfdo_auto_36">
            <text:p>Arithmetic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ArithmeticError" table:style-name="odfdo_auto_36">
            <text:p>Arithmetic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ArithmeticError" table:style-name="odfdo_auto_36">
            <text:p>ArithmeticError</text:p>
          </table:table-cell>
          <table:table-cell office:value-type="string" calcext:value-type="string" office:string-value="ArithmeticError" table:style-name="odfdo_auto_36">
            <text:p>Arithmetic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ZeroDivisionError" table:style-name="odfdo_auto_36">
            <text:p>ZeroDivision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ZeroDivisionError" table:style-name="odfdo_auto_36">
            <text:p>ZeroDivisionError</text:p>
          </table:table-cell>
          <table:table-cell office:value-type="string" calcext:value-type="string" office:string-value="ZeroDivisionError" table:style-name="odfdo_auto_36">
            <text:p>ZeroDivisionErro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ZeroDivisionError" table:style-name="odfdo_auto_36">
            <text:p>ZeroDivisionError</text:p>
          </table:table-cell>
          <table:table-cell office:value-type="string" calcext:value-type="string" office:string-value="ZeroDivisionError" table:style-name="odfdo_auto_36">
            <text:p>ZeroDivision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zmod_flint" table:style-name="odfdo_auto_28">
            <text:p>Polynomial_zmod_flint</text:p>
          </table:table-cell>
          <table:table-cell office:value-type="string" calcext:value-type="string" office:string-value="Polynomial_rational_flint" table:style-name="odfdo_auto_29">
            <text:p>Polynomial_rational_flint</text:p>
          </table:table-cell>
          <table:table-cell office:value-type="string" calcext:value-type="string" office:string-value="AttributeError" table:style-name="odfdo_auto_36">
            <text:p>AttributeError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ArithmeticError" table:style-name="odfdo_auto_36">
            <text:p>ArithmeticError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generic_dense" table:style-name="odfdo_auto_31">
            <text:p>Polynomial_generic_dens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RealDense" table:style-name="odfdo_auto_32">
            <text:p>PolynomialRealDense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Ring_field_with_category.element_class" table:style-name="odfdo_auto_23">
            <text:p>PolynomialRing_field_with_category.element_class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</table:table>
      <table:table table:name="pow">
        <table:table-column table:number-columns-repeated="21"/>
        <table:table-row>
          <table:table-cell office:value-type="string" calcext:value-type="string" office:string-value="**">
            <text:p>**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longdouble" table:style-name="odfdo_auto_24">
            <text:p>clongdouble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longdouble" table:style-name="odfdo_auto_24">
            <text:p>c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64" table:style-name="odfdo_auto_27">
            <text:p>int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64" table:style-name="odfdo_auto_22">
            <text:p>float64</text:p>
          </table:table-cell>
          <table:table-cell office:value-type="string" calcext:value-type="string" office:string-value="complex128" table:style-name="odfdo_auto_25">
            <text:p>complex128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otImplementedError" table:style-name="odfdo_auto_36">
            <text:p>NotImplemented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otImplementedError" table:style-name="odfdo_auto_36">
            <text:p>NotImplemented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ValueError" table:style-name="odfdo_auto_36">
            <text:p>Valu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NotImplementedError" table:style-name="odfdo_auto_36">
            <text:p>NotImplementedError</text:p>
          </table:table-cell>
          <table:table-cell office:value-type="string" calcext:value-type="string" office:string-value="NotImplementedError" table:style-name="odfdo_auto_36">
            <text:p>NotImplementedErro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</table:table>
      <table:table table:name="in">
        <table:table-column table:number-columns-repeated="21"/>
        <table:table-row>
          <table:table-cell office:value-type="string" calcext:value-type="string" office:string-value="in">
            <text:p>in</text:p>
          </table:table-cell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ComplexNumber" table:style-name="odfdo_auto_20">
            <text:p>ComplexNumber</text:p>
          </table:table-cell>
        </table:table-row>
        <table:table-row>
          <table:table-cell office:value-type="string" calcext:value-type="string" office:string-value="int" table:style-name="odfdo_auto_1">
            <text:p>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loat" table:style-name="odfdo_auto_2">
            <text:p>floa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complex" table:style-name="odfdo_auto_3">
            <text:p>complex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raction" table:style-name="odfdo_auto_4">
            <text:p>Fract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z" table:style-name="odfdo_auto_5">
            <text:p>mpz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fr" table:style-name="odfdo_auto_6">
            <text:p>mpf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mpc" table:style-name="odfdo_auto_7">
            <text:p>mpc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float32" table:style-name="odfdo_auto_8">
            <text:p>float32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longdouble" table:style-name="odfdo_auto_9">
            <text:p>longdouble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complex64" table:style-name="odfdo_auto_10">
            <text:p>complex64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int32" table:style-name="odfdo_auto_11">
            <text:p>int32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uint16" table:style-name="odfdo_auto_12">
            <text:p>uint16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Integer" table:style-name="odfdo_auto_13">
            <text:p>Integ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IntegerMod_int" table:style-name="odfdo_auto_14">
            <text:p>IntegerMod_int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Rational" table:style-name="odfdo_auto_15">
            <text:p>Rationa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Expression" table:style-name="odfdo_auto_16">
            <text:p>Expression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Polynomial_integer_dense_flint" table:style-name="odfdo_auto_17">
            <text:p>Polynomial_integer_dense_flint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OrderElement_quadratic" table:style-name="odfdo_auto_18">
            <text:p>OrderElement_quadratic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  <table:table-row>
          <table:table-cell office:value-type="string" calcext:value-type="string" office:string-value="RealNumber" table:style-name="odfdo_auto_19">
            <text:p>RealNumbe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  <table:table-cell office:value-type="string" calcext:value-type="string" office:string-value="TypeError" table:style-name="odfdo_auto_36">
            <text:p>TypeError</text:p>
          </table:table-cell>
        </table:table-row>
        <table:table-row>
          <table:table-cell office:value-type="string" calcext:value-type="string" office:string-value="ComplexNumber" table:style-name="odfdo_auto_20">
            <text:p>ComplexNumber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  <table:table-cell office:value-type="string" calcext:value-type="string" office:string-value="bool" table:style-name="odfdo_auto_21">
            <text:p>bool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19.0</meta:generator>
    <meta:creation-date>2024-01-27T17:50:09.541334147</meta:creation-date>
    <dc:language>fr-FR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